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ff0000" fo:font-weight="bold"/>
    </style:style>
    <style:style style:name="ce2" style:family="table-cell" style:parent-style-name="Default">
      <style:text-properties fo:color="#ff0000" fo:font-weight="normal"/>
    </style:style>
    <style:style style:name="ce3" style:family="table-cell" style:parent-style-name="Default">
      <style:text-properties fo:color="#0000ff" fo:font-weight="bold"/>
    </style:style>
    <style:style style:name="ce4" style:family="table-cell" style:parent-style-name="Default" style:data-style-name="N1">
      <style:text-properties fo:color="#0000ff" fo:font-weight="normal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00ff"/>
    </style:style>
    <style:style style:name="ce7" style:family="table-cell" style:parent-style-name="Default" style:data-style-name="N1"/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row table:style-name="ro1">
          <table:table-cell table:style-name="Default"/>
          <table:table-cell table:style-name="ce3" office:value-type="string" calcext:value-type="string">
            <text:p>armor rating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3" office:value-type="float" office:value="1.45" calcext:value-type="float">
            <text:p>1.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B2]*[.$B$3]"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B4]*[.$B$3]" office:value-type="float" office:value="42.05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B5]*[.$B$3]" office:value-type="float" office:value="60.9725" calcext:value-type="float">
            <text:p>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B6]*[.$B$3]" office:value-type="float" office:value="88.410125" calcext:value-type="float">
            <text:p>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B7]*[.$B$3]" office:value-type="float" office:value="128.19468125" calcext:value-type="float">
            <text:p>1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B8]*[.$B$3]" office:value-type="float" office:value="185.8822878125" calcext:value-type="float">
            <text:p>1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B9]*[.$B$3]" office:value-type="float" office:value="269.529317328125" calcext:value-type="float">
            <text:p>27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B10]*[.$B$3]" office:value-type="float" office:value="390.817510125781" calcext:value-type="float">
            <text:p>39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11]*[.$B$3]" office:value-type="float" office:value="566.685389682383" calcext:value-type="float">
            <text:p>56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$B12]*[.$B$3]" office:value-type="float" office:value="821.693815039455" calcext:value-type="float">
            <text:p>8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B13]*[.$B$3]" office:value-type="float" office:value="1191.45603180721" calcext:value-type="float">
            <text:p>119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$B14]*[.$B$3]" office:value-type="float" office:value="1727.61124612045" calcext:value-type="float">
            <text:p>17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$B15]*[.$B$3]" office:value-type="float" office:value="2505.03630687466" calcext:value-type="float">
            <text:p>25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$B16]*[.$B$3]" office:value-type="float" office:value="3632.30264496825" calcext:value-type="float">
            <text:p>363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$B17]*[.$B$3]" office:value-type="float" office:value="5266.83883520397" calcext:value-type="float">
            <text:p>526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$B18]*[.$B$3]" office:value-type="float" office:value="7636.91631104575" calcext:value-type="float">
            <text:p>763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$B19]*[.$B$3]" office:value-type="float" office:value="11073.5286510163" calcext:value-type="float">
            <text:p>110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$B20]*[.$B$3]" office:value-type="float" office:value="16056.6165439737" calcext:value-type="float">
            <text:p>1605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$B21]*[.$B$3]" office:value-type="float" office:value="23282.0939887619" calcext:value-type="float">
            <text:p>2328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$B22]*[.$B$3]" office:value-type="float" office:value="33759.0362837047" calcext:value-type="float">
            <text:p>3375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B23]*[.$B$3]" office:value-type="float" office:value="48950.6026113718" calcext:value-type="float">
            <text:p>48951</text:p>
          </table:table-cell>
        </table:table-row>
      </table:table>
      <table:table table:name="shirt" table:style-name="ta1" table:print="false">
        <office:forms form:automatic-focus="false" form:apply-design-mode="false"/>
        <table:table-column table:style-name="co1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/>
          <table:table-cell table:style-name="ce1" office:value-type="string" calcext:value-type="string">
            <text:p>base defense</text:p>
          </table:table-cell>
          <table:table-cell table:style-name="ce1" office:value-type="string" calcext:value-type="string">
            <text:p>defense offset</text:p>
          </table:table-cell>
          <table:table-cell table:style-name="ce1" office:value-type="string" calcext:value-type="string">
            <text:p>strength requirement</text:p>
          </table:table-cell>
          <table:table-cell table:style-name="ce1" office:value-type="string" calcext:value-type="string">
            <text:p>strength requirement offset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strength requirement</text:p>
          </table:table-cell>
        </table:table-row>
        <table:table-row table:style-name="ro2">
          <table:table-cell table:style-name="ce1" office:value-type="string" calcext:value-type="string">
            <text:p>Star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1" office:value-type="string" calcext:value-type="string">
            <text:p>Change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B$2]+[.$B$3]*[.$D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$A4]/[.$D$3])+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$B4]+[.$C4])" office:value-type="float" office:value="0" calcext:value-type="float">
            <text:p>0</text:p>
          </table:table-cell>
          <table:table-cell table:formula="of:=ROUND([.$D4]+[.$E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B$2]+[.$B$3]*[.$D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$A5]/[.$D$3])+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$B5]+[.$C5])" office:value-type="float" office:value="1" calcext:value-type="float">
            <text:p>1</text:p>
          </table:table-cell>
          <table:table-cell table:formula="of:=ROUND([.$D5]+[.$E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B$2]+[.$B$3]*[.$D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([.$A6]/[.$D$3])+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$B6]+[.$C6])" office:value-type="float" office:value="2" calcext:value-type="float">
            <text:p>2</text:p>
          </table:table-cell>
          <table:table-cell table:formula="of:=ROUND([.$D6]+[.$E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B$2]+[.$B$3]*[.$D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NT([.$A7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7]+[.$C7])" office:value-type="float" office:value="3" calcext:value-type="float">
            <text:p>3</text:p>
          </table:table-cell>
          <table:table-cell table:formula="of:=ROUND([.$D7]+[.$E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B$2]+[.$B$3]*[.$D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T([.$A8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8]+[.$C8])" office:value-type="float" office:value="5" calcext:value-type="float">
            <text:p>5</text:p>
          </table:table-cell>
          <table:table-cell table:formula="of:=ROUND([.$D8]+[.$E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B$2]+[.$B$3]*[.$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[.$A9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9]+[.$C9])" office:value-type="float" office:value="7" calcext:value-type="float">
            <text:p>7</text:p>
          </table:table-cell>
          <table:table-cell table:formula="of:=ROUND([.$D9]+[.$E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B$2]+[.$B$3]*[.$D1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NT([.$A10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10]+[.$C10])" office:value-type="float" office:value="6" calcext:value-type="float">
            <text:p>6</text:p>
          </table:table-cell>
          <table:table-cell table:formula="of:=ROUND([.$D10]+[.$E10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B$2]+[.$B$3]*[.$D11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NT([.$A11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11]+[.$C11])" office:value-type="float" office:value="9" calcext:value-type="float">
            <text:p>9</text:p>
          </table:table-cell>
          <table:table-cell table:formula="of:=ROUND([.$D11]+[.$E1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$2]+[.$B$3]*[.$D12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INT([.$A12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12]+[.$C12])" office:value-type="float" office:value="12" calcext:value-type="float">
            <text:p>12</text:p>
          </table:table-cell>
          <table:table-cell table:formula="of:=ROUND([.$D12]+[.$E1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$B$2]+[.$B$3]*[.$D1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NT([.$A13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13]+[.$C13])" office:value-type="float" office:value="9" calcext:value-type="float">
            <text:p>9</text:p>
          </table:table-cell>
          <table:table-cell table:formula="of:=ROUND([.$D13]+[.$E13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B$2]+[.$B$3]*[.$D14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NT([.$A14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14]+[.$C14])" office:value-type="float" office:value="13" calcext:value-type="float">
            <text:p>13</text:p>
          </table:table-cell>
          <table:table-cell table:formula="of:=ROUND([.$D14]+[.$E14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$B$2]+[.$B$3]*[.$D15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NT([.$A15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15]+[.$C15])" office:value-type="float" office:value="17" calcext:value-type="float">
            <text:p>17</text:p>
          </table:table-cell>
          <table:table-cell table:formula="of:=ROUND([.$D15]+[.$E15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$B$2]+[.$B$3]*[.$D1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NT([.$A16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16]+[.$C16])" office:value-type="float" office:value="12" calcext:value-type="float">
            <text:p>12</text:p>
          </table:table-cell>
          <table:table-cell table:formula="of:=ROUND([.$D16]+[.$E16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$B$2]+[.$B$3]*[.$D17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NT([.$A17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17]+[.$C17])" office:value-type="float" office:value="17" calcext:value-type="float">
            <text:p>17</text:p>
          </table:table-cell>
          <table:table-cell table:formula="of:=ROUND([.$D17]+[.$E17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$B$2]+[.$B$3]*[.$D18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NT([.$A18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18]+[.$C18])" office:value-type="float" office:value="22" calcext:value-type="float">
            <text:p>22</text:p>
          </table:table-cell>
          <table:table-cell table:formula="of:=ROUND([.$D18]+[.$E1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$B$2]+[.$B$3]*[.$D19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NT([.$A19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19]+[.$C19])" office:value-type="float" office:value="15" calcext:value-type="float">
            <text:p>15</text:p>
          </table:table-cell>
          <table:table-cell table:formula="of:=ROUND([.$D19]+[.$E19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$B$2]+[.$B$3]*[.$D20]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INT([.$A20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20]+[.$C20])" office:value-type="float" office:value="21" calcext:value-type="float">
            <text:p>21</text:p>
          </table:table-cell>
          <table:table-cell table:formula="of:=ROUND([.$D20]+[.$E20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$B$2]+[.$B$3]*[.$D21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INT([.$A21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21]+[.$C21])" office:value-type="float" office:value="27" calcext:value-type="float">
            <text:p>27</text:p>
          </table:table-cell>
          <table:table-cell table:formula="of:=ROUND([.$D21]+[.$E21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$B$2]+[.$B$3]*[.$D2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NT([.$A22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22]+[.$C22])" office:value-type="float" office:value="18" calcext:value-type="float">
            <text:p>18</text:p>
          </table:table-cell>
          <table:table-cell table:formula="of:=ROUND([.$D22]+[.$E22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$B$2]+[.$B$3]*[.$D23]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INT([.$A23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23]+[.$C23])" office:value-type="float" office:value="25" calcext:value-type="float">
            <text:p>25</text:p>
          </table:table-cell>
          <table:table-cell table:formula="of:=ROUND([.$D23]+[.$E23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B$2]+[.$B$3]*[.$D24]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NT([.$A24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24]+[.$C24])" office:value-type="float" office:value="32" calcext:value-type="float">
            <text:p>32</text:p>
          </table:table-cell>
          <table:table-cell table:formula="of:=ROUND([.$D24]+[.$E24])" office:value-type="float" office:value="6" calcext:value-type="float">
            <text:p>6</text:p>
          </table:table-cell>
        </table:table-row>
      </table:table>
      <table:table table:name="chain" table:style-name="ta1" table:print="false">
        <office:forms form:automatic-focus="false" form:apply-design-mode="false"/>
        <table:table-column table:style-name="co1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/>
          <table:table-cell table:style-name="ce1" office:value-type="string" calcext:value-type="string">
            <text:p>base defense</text:p>
          </table:table-cell>
          <table:table-cell table:style-name="ce1" office:value-type="string" calcext:value-type="string">
            <text:p>defense offset</text:p>
          </table:table-cell>
          <table:table-cell table:style-name="ce1" office:value-type="string" calcext:value-type="string">
            <text:p>strength requirement</text:p>
          </table:table-cell>
          <table:table-cell table:style-name="ce1" office:value-type="string" calcext:value-type="string">
            <text:p>strength requirement offset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strength requirement</text:p>
          </table:table-cell>
        </table:table-row>
        <table:table-row table:style-name="ro2">
          <table:table-cell table:style-name="ce1" office:value-type="string" calcext:value-type="string">
            <text:p>Star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1" office:value-type="string" calcext:value-type="string">
            <text:p>Change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1.4" calcext:value-type="float">
            <text:p>1.4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B$2]+[.$B$3]*[.$D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NT([.$A4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4]+[.$C4])" office:value-type="float" office:value="5" calcext:value-type="float">
            <text:p>5</text:p>
          </table:table-cell>
          <table:table-cell table:formula="of:=ROUND([.$D4]+[.$E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B$2]+[.$B$3]*[.$D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NT([.$A5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5]+[.$C5])" office:value-type="float" office:value="6" calcext:value-type="float">
            <text:p>6</text:p>
          </table:table-cell>
          <table:table-cell table:formula="of:=ROUND([.$D5]+[.$E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B$2]+[.$B$3]*[.$D6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NT([.$A6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6]+[.$C6])" office:value-type="float" office:value="12" calcext:value-type="float">
            <text:p>12</text:p>
          </table:table-cell>
          <table:table-cell table:formula="of:=ROUND([.$D6]+[.$E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B$2]+[.$B$3]*[.$D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NT([.$A7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7]+[.$C7])" office:value-type="float" office:value="15" calcext:value-type="float">
            <text:p>15</text:p>
          </table:table-cell>
          <table:table-cell table:formula="of:=ROUND([.$D7]+[.$E7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B$2]+[.$B$3]*[.$D8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NT([.$A8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8]+[.$C8])" office:value-type="float" office:value="17" calcext:value-type="float">
            <text:p>17</text:p>
          </table:table-cell>
          <table:table-cell table:formula="of:=ROUND([.$D8]+[.$E8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B$2]+[.$B$3]*[.$D9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NT([.$A9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9]+[.$C9])" office:value-type="float" office:value="24" calcext:value-type="float">
            <text:p>24</text:p>
          </table:table-cell>
          <table:table-cell table:formula="of:=ROUND([.$D9]+[.$E9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B$2]+[.$B$3]*[.$D10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NT([.$A10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10]+[.$C10])" office:value-type="float" office:value="25" calcext:value-type="float">
            <text:p>25</text:p>
          </table:table-cell>
          <table:table-cell table:formula="of:=ROUND([.$D10]+[.$E10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B$2]+[.$B$3]*[.$D11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INT([.$A11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11]+[.$C11])" office:value-type="float" office:value="33" calcext:value-type="float">
            <text:p>33</text:p>
          </table:table-cell>
          <table:table-cell table:formula="of:=ROUND([.$D11]+[.$E11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$2]+[.$B$3]*[.$D12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INT([.$A12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12]+[.$C12])" office:value-type="float" office:value="36" calcext:value-type="float">
            <text:p>36</text:p>
          </table:table-cell>
          <table:table-cell table:formula="of:=ROUND([.$D12]+[.$E12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$B$2]+[.$B$3]*[.$D13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NT([.$A13]/[.$D$3])+[.$D$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ROUND([.$B13]+[.$C13])" office:value-type="float" office:value="35" calcext:value-type="float">
            <text:p>35</text:p>
          </table:table-cell>
          <table:table-cell table:formula="of:=ROUND([.$D13]+[.$E13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B$2]+[.$B$3]*[.$D14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INT([.$A14]/[.$D$3])+[.$D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$B14]+[.$C14])" office:value-type="float" office:value="44" calcext:value-type="float">
            <text:p>44</text:p>
          </table:table-cell>
          <table:table-cell table:formula="of:=ROUND([.$D14]+[.$E14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$B$2]+[.$B$3]*[.$D1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NT([.$A15]/[.$D$3])+[.$D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$B15]+[.$C15])" office:value-type="float" office:value="48" calcext:value-type="float">
            <text:p>48</text:p>
          </table:table-cell>
          <table:table-cell table:formula="of:=ROUND([.$D15]+[.$E15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$B$2]+[.$B$3]*[.$D16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NT([.$A16]/[.$D$3])+[.$D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OUND([.$B16]+[.$C16])" office:value-type="float" office:value="45" calcext:value-type="float">
            <text:p>45</text:p>
          </table:table-cell>
          <table:table-cell table:formula="of:=ROUND([.$D16]+[.$E16]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$B$2]+[.$B$3]*[.$D17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INT([.$A17]/[.$D$3])+[.$D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[.$B17]+[.$C17])" office:value-type="float" office:value="55" calcext:value-type="float">
            <text:p>55</text:p>
          </table:table-cell>
          <table:table-cell table:formula="of:=ROUND([.$D17]+[.$E17]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$B$2]+[.$B$3]*[.$D18]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INT([.$A18]/[.$D$3])+[.$D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[.$B18]+[.$C18])" office:value-type="float" office:value="65" calcext:value-type="float">
            <text:p>65</text:p>
          </table:table-cell>
          <table:table-cell table:formula="of:=ROUND([.$D18]+[.$E18]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$B$2]+[.$B$3]*[.$D19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NT([.$A19]/[.$D$3])+[.$D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[.$B19]+[.$C19])" office:value-type="float" office:value="55" calcext:value-type="float">
            <text:p>55</text:p>
          </table:table-cell>
          <table:table-cell table:formula="of:=ROUND([.$D19]+[.$E19]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$B$2]+[.$B$3]*[.$D20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NT([.$A20]/[.$D$3])+[.$D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[.$B20]+[.$C20])" office:value-type="float" office:value="66" calcext:value-type="float">
            <text:p>66</text:p>
          </table:table-cell>
          <table:table-cell table:formula="of:=ROUND([.$D20]+[.$E20]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$B$2]+[.$B$3]*[.$D21]"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formula="of:=INT([.$A21]/[.$D$3])+[.$D$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[.$B21]+[.$C21])" office:value-type="float" office:value="77" calcext:value-type="float">
            <text:p>77</text:p>
          </table:table-cell>
          <table:table-cell table:formula="of:=ROUND([.$D21]+[.$E21]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$B$2]+[.$B$3]*[.$D22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NT([.$A22]/[.$D$3])+[.$D$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[.$B22]+[.$C22])" office:value-type="float" office:value="65" calcext:value-type="float">
            <text:p>65</text:p>
          </table:table-cell>
          <table:table-cell table:formula="of:=ROUND([.$D22]+[.$E22]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$B$2]+[.$B$3]*[.$D23]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INT([.$A23]/[.$D$3])+[.$D$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ROUND([.$B23]+[.$C23])" office:value-type="float" office:value="77" calcext:value-type="float">
            <text:p>77</text:p>
          </table:table-cell>
          <table:table-cell table:formula="of:=ROUND([.$D23]+[.$E23]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B$2]+[.$B$3]*[.$D24]"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formula="of:=INT([.$A24]/[.$D$3])+[.$D$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[.$B24]+[.$C24])" office:value-type="float" office:value="89" calcext:value-type="float">
            <text:p>89</text:p>
          </table:table-cell>
          <table:table-cell table:formula="of:=ROUND([.$D24]+[.$E24])" office:value-type="float" office:value="15" calcext:value-type="float">
            <text:p>15</text:p>
          </table:table-cell>
        </table:table-row>
      </table:table>
      <table:table table:name="plate" table:style-name="ta1" table:print="false">
        <office:forms form:automatic-focus="false" form:apply-design-mode="false"/>
        <table:table-column table:style-name="co1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Default"/>
          <table:table-cell table:style-name="ce1" office:value-type="string" calcext:value-type="string">
            <text:p>base defense</text:p>
          </table:table-cell>
          <table:table-cell table:style-name="ce1" office:value-type="string" calcext:value-type="string">
            <text:p>defense offset</text:p>
          </table:table-cell>
          <table:table-cell table:style-name="ce1" office:value-type="string" calcext:value-type="string">
            <text:p>strength requirement</text:p>
          </table:table-cell>
          <table:table-cell table:style-name="ce1" office:value-type="string" calcext:value-type="string">
            <text:p>strength requirement offset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strength requirement</text:p>
          </table:table-cell>
        </table:table-row>
        <table:table-row table:style-name="ro2">
          <table:table-cell table:style-name="ce1" office:value-type="string" calcext:value-type="string">
            <text:p>Start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1" office:value-type="string" calcext:value-type="string">
            <text:p>Change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float" office:value="0.7" calcext:value-type="float">
            <text:p>0.7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B$2]+[.$B$3]*[.$D4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([.$A4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4]+[.$C4])" office:value-type="float" office:value="16" calcext:value-type="float">
            <text:p>16</text:p>
          </table:table-cell>
          <table:table-cell table:formula="of:=ROUND([.$D4]+[.$E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B$2]+[.$B$3]*[.$D5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NT([.$A5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5]+[.$C5])" office:value-type="float" office:value="23" calcext:value-type="float">
            <text:p>23</text:p>
          </table:table-cell>
          <table:table-cell table:formula="of:=ROUND([.$D5]+[.$E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B$2]+[.$B$3]*[.$D6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INT([.$A6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6]+[.$C6])" office:value-type="float" office:value="30" calcext:value-type="float">
            <text:p>30</text:p>
          </table:table-cell>
          <table:table-cell table:formula="of:=ROUND([.$D6]+[.$E6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B$2]+[.$B$3]*[.$D7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NT([.$A7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7]+[.$C7])" office:value-type="float" office:value="40" calcext:value-type="float">
            <text:p>40</text:p>
          </table:table-cell>
          <table:table-cell table:formula="of:=ROUND([.$D7]+[.$E7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B$2]+[.$B$3]*[.$D8]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INT([.$A8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8]+[.$C8])" office:value-type="float" office:value="48" calcext:value-type="float">
            <text:p>48</text:p>
          </table:table-cell>
          <table:table-cell table:formula="of:=ROUND([.$D8]+[.$E8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B$2]+[.$B$3]*[.$D9]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INT([.$A9]/[.$D$3])+[.$D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$B9]+[.$C9])" office:value-type="float" office:value="62" calcext:value-type="float">
            <text:p>62</text:p>
          </table:table-cell>
          <table:table-cell table:formula="of:=ROUND([.$D9]+[.$E9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B$2]+[.$B$3]*[.$D10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NT([.$A10]/[.$D$3])+[.$D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OUND([.$B10]+[.$C10])" office:value-type="float" office:value="64" calcext:value-type="float">
            <text:p>64</text:p>
          </table:table-cell>
          <table:table-cell table:formula="of:=ROUND([.$D10]+[.$E10])" office:value-type="float" office:value="9" calcext:value-type="float">
            <text:p>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B$2]+[.$B$3]*[.$D11]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NT([.$A11]/[.$D$3])+[.$D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[.$B11]+[.$C11])" office:value-type="float" office:value="79" calcext:value-type="float">
            <text:p>79</text:p>
          </table:table-cell>
          <table:table-cell table:formula="of:=ROUND([.$D11]+[.$E11]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$2]+[.$B$3]*[.$D12]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INT([.$A12]/[.$D$3])+[.$D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[.$B12]+[.$C12])" office:value-type="float" office:value="88" calcext:value-type="float">
            <text:p>88</text:p>
          </table:table-cell>
          <table:table-cell table:formula="of:=ROUND([.$D12]+[.$E12]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$B$2]+[.$B$3]*[.$D13]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INT([.$A13]/[.$D$3])+[.$D$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[.$B13]+[.$C13])" office:value-type="float" office:value="88" calcext:value-type="float">
            <text:p>88</text:p>
          </table:table-cell>
          <table:table-cell table:formula="of:=ROUND([.$D13]+[.$E13]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B$2]+[.$B$3]*[.$D14]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INT([.$A14]/[.$D$3])+[.$D$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[.$B14]+[.$C14])" office:value-type="float" office:value="104" calcext:value-type="float">
            <text:p>104</text:p>
          </table:table-cell>
          <table:table-cell table:formula="of:=ROUND([.$D14]+[.$E14]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$B$2]+[.$B$3]*[.$D15]"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INT([.$A15]/[.$D$3])+[.$D$2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[.$B15]+[.$C15])" office:value-type="float" office:value="114" calcext:value-type="float">
            <text:p>114</text:p>
          </table:table-cell>
          <table:table-cell table:formula="of:=ROUND([.$D15]+[.$E15])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$B$2]+[.$B$3]*[.$D16]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INT([.$A16]/[.$D$3])+[.$D$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[.$B16]+[.$C16])" office:value-type="float" office:value="118" calcext:value-type="float">
            <text:p>118</text:p>
          </table:table-cell>
          <table:table-cell table:formula="of:=ROUND([.$D16]+[.$E16])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$B$2]+[.$B$3]*[.$D17]"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formula="of:=INT([.$A17]/[.$D$3])+[.$D$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ROUND([.$B17]+[.$C17])" office:value-type="float" office:value="129" calcext:value-type="float">
            <text:p>129</text:p>
          </table:table-cell>
          <table:table-cell table:formula="of:=ROUND([.$D17]+[.$E17])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$B$2]+[.$B$3]*[.$D18]"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formula="of:=INT([.$A18]/[.$D$3])+[.$D$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ROUND([.$B18]+[.$C18])" office:value-type="float" office:value="146" calcext:value-type="float">
            <text:p>146</text:p>
          </table:table-cell>
          <table:table-cell table:formula="of:=ROUND([.$D18]+[.$E18])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$B$2]+[.$B$3]*[.$D19]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INT([.$A19]/[.$D$3])+[.$D$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[.$B19]+[.$C19])" office:value-type="float" office:value="142" calcext:value-type="float">
            <text:p>142</text:p>
          </table:table-cell>
          <table:table-cell table:formula="of:=ROUND([.$D19]+[.$E19])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$B$2]+[.$B$3]*[.$D20]"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formula="of:=INT([.$A20]/[.$D$3])+[.$D$2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OUND([.$B20]+[.$C20])" office:value-type="float" office:value="154" calcext:value-type="float">
            <text:p>154</text:p>
          </table:table-cell>
          <table:table-cell table:formula="of:=ROUND([.$D20]+[.$E20])"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$B$2]+[.$B$3]*[.$D21]"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formula="of:=INT([.$A21]/[.$D$3])+[.$D$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[.$B21]+[.$C21])" office:value-type="float" office:value="172" calcext:value-type="float">
            <text:p>172</text:p>
          </table:table-cell>
          <table:table-cell table:formula="of:=ROUND([.$D21]+[.$E21])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$B$2]+[.$B$3]*[.$D22]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INT([.$A22]/[.$D$3])+[.$D$2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ROUND([.$B22]+[.$C22])" office:value-type="float" office:value="166" calcext:value-type="float">
            <text:p>166</text:p>
          </table:table-cell>
          <table:table-cell table:formula="of:=ROUND([.$D22]+[.$E22])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$B$2]+[.$B$3]*[.$D23]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formula="of:=INT([.$A23]/[.$D$3])+[.$D$2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ROUND([.$B23]+[.$C23])" office:value-type="float" office:value="185" calcext:value-type="float">
            <text:p>185</text:p>
          </table:table-cell>
          <table:table-cell table:formula="of:=ROUND([.$D23]+[.$E23])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B$2]+[.$B$3]*[.$D24]"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table:formula="of:=INT([.$A24]/[.$D$3])+[.$D$2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ROUND([.$B24]+[.$C24])" office:value-type="float" office:value="198" calcext:value-type="float">
            <text:p>198</text:p>
          </table:table-cell>
          <table:table-cell table:formula="of:=ROUND([.$D24]+[.$E24])" office:value-type="float" office:value="29" calcext:value-type="float">
            <text:p>29</text:p>
          </table:table-cell>
        </table:table-row>
      </table:table>
      <table:table table:name="final" table:style-name="ta1" table:print="false">
        <office:forms form:automatic-focus="false" form:apply-design-mode="false"/>
        <table:table-column table:style-name="co10" table:number-columns-repeated="3" table:default-cell-style-name="Default"/>
        <table:table-row table:style-name="ro2">
          <table:table-cell office:value-type="string" calcext:value-type="string">
            <text:p>shirt</text:p>
          </table:table-cell>
          <table:table-cell table:formula="of:=[shirt.F4]" office:value-type="float" office:value="0" calcext:value-type="float">
            <text:p>0</text:p>
          </table:table-cell>
          <table:table-cell table:formula="of:=[shirt.G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5]" office:value-type="float" office:value="1" calcext:value-type="float">
            <text:p>1</text:p>
          </table:table-cell>
          <table:table-cell table:formula="of:=[shirt.G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6]" office:value-type="float" office:value="2" calcext:value-type="float">
            <text:p>2</text:p>
          </table:table-cell>
          <table:table-cell table:formula="of:=[shirt.G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7]" office:value-type="float" office:value="3" calcext:value-type="float">
            <text:p>3</text:p>
          </table:table-cell>
          <table:table-cell table:formula="of:=[shirt.G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8]" office:value-type="float" office:value="5" calcext:value-type="float">
            <text:p>5</text:p>
          </table:table-cell>
          <table:table-cell table:formula="of:=[shirt.G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9]" office:value-type="float" office:value="7" calcext:value-type="float">
            <text:p>7</text:p>
          </table:table-cell>
          <table:table-cell table:formula="of:=[shirt.G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0]" office:value-type="float" office:value="6" calcext:value-type="float">
            <text:p>6</text:p>
          </table:table-cell>
          <table:table-cell table:formula="of:=[shirt.G1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1]" office:value-type="float" office:value="9" calcext:value-type="float">
            <text:p>9</text:p>
          </table:table-cell>
          <table:table-cell table:formula="of:=[shirt.G1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2]" office:value-type="float" office:value="12" calcext:value-type="float">
            <text:p>12</text:p>
          </table:table-cell>
          <table:table-cell table:formula="of:=[shirt.G1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3]" office:value-type="float" office:value="9" calcext:value-type="float">
            <text:p>9</text:p>
          </table:table-cell>
          <table:table-cell table:formula="of:=[shirt.G13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4]" office:value-type="float" office:value="13" calcext:value-type="float">
            <text:p>13</text:p>
          </table:table-cell>
          <table:table-cell table:formula="of:=[shirt.G14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5]" office:value-type="float" office:value="17" calcext:value-type="float">
            <text:p>17</text:p>
          </table:table-cell>
          <table:table-cell table:formula="of:=[shirt.G1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6]" office:value-type="float" office:value="12" calcext:value-type="float">
            <text:p>12</text:p>
          </table:table-cell>
          <table:table-cell table:formula="of:=[shirt.G16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7]" office:value-type="float" office:value="17" calcext:value-type="float">
            <text:p>17</text:p>
          </table:table-cell>
          <table:table-cell table:formula="of:=[shirt.G1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8]" office:value-type="float" office:value="22" calcext:value-type="float">
            <text:p>22</text:p>
          </table:table-cell>
          <table:table-cell table:formula="of:=[shirt.G18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19]" office:value-type="float" office:value="15" calcext:value-type="float">
            <text:p>15</text:p>
          </table:table-cell>
          <table:table-cell table:formula="of:=[shirt.G19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20]" office:value-type="float" office:value="21" calcext:value-type="float">
            <text:p>21</text:p>
          </table:table-cell>
          <table:table-cell table:formula="of:=[shirt.G20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21]" office:value-type="float" office:value="27" calcext:value-type="float">
            <text:p>27</text:p>
          </table:table-cell>
          <table:table-cell table:formula="of:=[shirt.G21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22]" office:value-type="float" office:value="18" calcext:value-type="float">
            <text:p>18</text:p>
          </table:table-cell>
          <table:table-cell table:formula="of:=[shirt.G2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23]" office:value-type="float" office:value="25" calcext:value-type="float">
            <text:p>25</text:p>
          </table:table-cell>
          <table:table-cell table:formula="of:=[shirt.G23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formula="of:=[shirt.F24]" office:value-type="float" office:value="32" calcext:value-type="float">
            <text:p>32</text:p>
          </table:table-cell>
          <table:table-cell table:formula="of:=[shirt.G24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4]" office:value-type="float" office:value="5" calcext:value-type="float">
            <text:p>5</text:p>
          </table:table-cell>
          <table:table-cell table:formula="of:=[chain.G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5]" office:value-type="float" office:value="6" calcext:value-type="float">
            <text:p>6</text:p>
          </table:table-cell>
          <table:table-cell table:formula="of:=[chain.G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6]" office:value-type="float" office:value="12" calcext:value-type="float">
            <text:p>12</text:p>
          </table:table-cell>
          <table:table-cell table:formula="of:=[chain.G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7]" office:value-type="float" office:value="15" calcext:value-type="float">
            <text:p>15</text:p>
          </table:table-cell>
          <table:table-cell table:formula="of:=[chain.G7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8]" office:value-type="float" office:value="17" calcext:value-type="float">
            <text:p>17</text:p>
          </table:table-cell>
          <table:table-cell table:formula="of:=[chain.G8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9]" office:value-type="float" office:value="24" calcext:value-type="float">
            <text:p>24</text:p>
          </table:table-cell>
          <table:table-cell table:formula="of:=[chain.G9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0]" office:value-type="float" office:value="25" calcext:value-type="float">
            <text:p>25</text:p>
          </table:table-cell>
          <table:table-cell table:formula="of:=[chain.G10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1]" office:value-type="float" office:value="33" calcext:value-type="float">
            <text:p>33</text:p>
          </table:table-cell>
          <table:table-cell table:formula="of:=[chain.G11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2]" office:value-type="float" office:value="36" calcext:value-type="float">
            <text:p>36</text:p>
          </table:table-cell>
          <table:table-cell table:formula="of:=[chain.G1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3]" office:value-type="float" office:value="35" calcext:value-type="float">
            <text:p>35</text:p>
          </table:table-cell>
          <table:table-cell table:formula="of:=[chain.G13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4]" office:value-type="float" office:value="44" calcext:value-type="float">
            <text:p>44</text:p>
          </table:table-cell>
          <table:table-cell table:formula="of:=[chain.G14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5]" office:value-type="float" office:value="48" calcext:value-type="float">
            <text:p>48</text:p>
          </table:table-cell>
          <table:table-cell table:formula="of:=[chain.G15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6]" office:value-type="float" office:value="45" calcext:value-type="float">
            <text:p>45</text:p>
          </table:table-cell>
          <table:table-cell table:formula="of:=[chain.G16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7]" office:value-type="float" office:value="55" calcext:value-type="float">
            <text:p>55</text:p>
          </table:table-cell>
          <table:table-cell table:formula="of:=[chain.G17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8]" office:value-type="float" office:value="65" calcext:value-type="float">
            <text:p>65</text:p>
          </table:table-cell>
          <table:table-cell table:formula="of:=[chain.G18]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19]" office:value-type="float" office:value="55" calcext:value-type="float">
            <text:p>55</text:p>
          </table:table-cell>
          <table:table-cell table:formula="of:=[chain.G19]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20]" office:value-type="float" office:value="66" calcext:value-type="float">
            <text:p>66</text:p>
          </table:table-cell>
          <table:table-cell table:formula="of:=[chain.G20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21]" office:value-type="float" office:value="77" calcext:value-type="float">
            <text:p>77</text:p>
          </table:table-cell>
          <table:table-cell table:formula="of:=[chain.G21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22]" office:value-type="float" office:value="65" calcext:value-type="float">
            <text:p>65</text:p>
          </table:table-cell>
          <table:table-cell table:formula="of:=[chain.G22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23]" office:value-type="float" office:value="77" calcext:value-type="float">
            <text:p>77</text:p>
          </table:table-cell>
          <table:table-cell table:formula="of:=[chain.G23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table:formula="of:=[chain.F24]" office:value-type="float" office:value="89" calcext:value-type="float">
            <text:p>89</text:p>
          </table:table-cell>
          <table:table-cell table:formula="of:=[chain.G24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4]" office:value-type="float" office:value="16" calcext:value-type="float">
            <text:p>16</text:p>
          </table:table-cell>
          <table:table-cell table:formula="of:=[plate.G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5]" office:value-type="float" office:value="23" calcext:value-type="float">
            <text:p>23</text:p>
          </table:table-cell>
          <table:table-cell table:formula="of:=[plate.G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6]" office:value-type="float" office:value="30" calcext:value-type="float">
            <text:p>30</text:p>
          </table:table-cell>
          <table:table-cell table:formula="of:=[plate.G6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7]" office:value-type="float" office:value="40" calcext:value-type="float">
            <text:p>40</text:p>
          </table:table-cell>
          <table:table-cell table:formula="of:=[plate.G7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8]" office:value-type="float" office:value="48" calcext:value-type="float">
            <text:p>48</text:p>
          </table:table-cell>
          <table:table-cell table:formula="of:=[plate.G8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9]" office:value-type="float" office:value="62" calcext:value-type="float">
            <text:p>62</text:p>
          </table:table-cell>
          <table:table-cell table:formula="of:=[plate.G9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0]" office:value-type="float" office:value="64" calcext:value-type="float">
            <text:p>64</text:p>
          </table:table-cell>
          <table:table-cell table:formula="of:=[plate.G10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1]" office:value-type="float" office:value="79" calcext:value-type="float">
            <text:p>79</text:p>
          </table:table-cell>
          <table:table-cell table:formula="of:=[plate.G11]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2]" office:value-type="float" office:value="88" calcext:value-type="float">
            <text:p>88</text:p>
          </table:table-cell>
          <table:table-cell table:formula="of:=[plate.G12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3]" office:value-type="float" office:value="88" calcext:value-type="float">
            <text:p>88</text:p>
          </table:table-cell>
          <table:table-cell table:formula="of:=[plate.G13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4]" office:value-type="float" office:value="104" calcext:value-type="float">
            <text:p>104</text:p>
          </table:table-cell>
          <table:table-cell table:formula="of:=[plate.G14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5]" office:value-type="float" office:value="114" calcext:value-type="float">
            <text:p>114</text:p>
          </table:table-cell>
          <table:table-cell table:formula="of:=[plate.G15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6]" office:value-type="float" office:value="118" calcext:value-type="float">
            <text:p>118</text:p>
          </table:table-cell>
          <table:table-cell table:formula="of:=[plate.G16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7]" office:value-type="float" office:value="129" calcext:value-type="float">
            <text:p>129</text:p>
          </table:table-cell>
          <table:table-cell table:formula="of:=[plate.G17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8]" office:value-type="float" office:value="146" calcext:value-type="float">
            <text:p>146</text:p>
          </table:table-cell>
          <table:table-cell table:formula="of:=[plate.G18]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19]" office:value-type="float" office:value="142" calcext:value-type="float">
            <text:p>142</text:p>
          </table:table-cell>
          <table:table-cell table:formula="of:=[plate.G19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20]" office:value-type="float" office:value="154" calcext:value-type="float">
            <text:p>154</text:p>
          </table:table-cell>
          <table:table-cell table:formula="of:=[plate.G20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21]" office:value-type="float" office:value="172" calcext:value-type="float">
            <text:p>172</text:p>
          </table:table-cell>
          <table:table-cell table:formula="of:=[plate.G21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22]" office:value-type="float" office:value="166" calcext:value-type="float">
            <text:p>166</text:p>
          </table:table-cell>
          <table:table-cell table:formula="of:=[plate.G22]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23]" office:value-type="float" office:value="185" calcext:value-type="float">
            <text:p>185</text:p>
          </table:table-cell>
          <table:table-cell table:formula="of:=[plate.G23]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plate</text:p>
          </table:table-cell>
          <table:table-cell table:formula="of:=[plate.F24]" office:value-type="float" office:value="198" calcext:value-type="float">
            <text:p>198</text:p>
          </table:table-cell>
          <table:table-cell table:formula="of:=[plate.G24]" office:value-type="float" office:value="29" calcext:value-type="float">
            <text:p>29</text:p>
          </table:table-cell>
        </table:table-row>
      </table:table>
      <table:named-expressions/>
      <table:database-ranges>
        <table:database-range table:name="__Anonymous_Sheet_DB__0" table:target-range-address="data.A1:data.B2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0:31:06.432203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6-04-09T18:06:55</meta:creation-date>
    <dc:date>2015-04-13T10:33:03.441257538</dc:date>
    <dc:language>en-US</dc:language>
    <meta:editing-cycles>365</meta:editing-cycles>
    <meta:editing-duration>PT8H21M34S</meta:editing-duration>
    <dc:creator>Alan Witkowski</dc:creator>
    <meta:document-statistic meta:table-count="5" meta:cell-count="713" meta:object-count="0"/>
    <meta:user-defined meta:name="Info 1"/>
    <meta:user-defined meta:name="Info 2"/>
    <meta:user-defined meta:name="Info 3"/>
    <meta:user-defined meta:name="Info 4"/>
  </office:meta>
</office:document-meta>
</file>